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2.716cm"/>
    </style:style>
    <style:style style:name="co3" style:family="table-column">
      <style:table-column-properties fo:break-before="auto" style:column-width="2.434cm"/>
    </style:style>
    <style:style style:name="co4" style:family="table-column">
      <style:table-column-properties fo:break-before="auto" style:column-width="2.787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2.752cm"/>
    </style:style>
    <style:style style:name="co8" style:family="table-column">
      <style:table-column-properties fo:break-before="auto" style:column-width="2.928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681cm"/>
    </style:style>
    <style:style style:name="co11" style:family="table-column">
      <style:table-column-properties fo:break-before="auto" style:column-width="2.611cm"/>
    </style:style>
    <style:style style:name="co12" style:family="table-column">
      <style:table-column-properties fo:break-before="auto" style:column-width="2.999cm"/>
    </style:style>
    <style:style style:name="co13" style:family="table-column">
      <style:table-column-properties fo:break-before="auto" style:column-width="2.963cm"/>
    </style:style>
    <style:style style:name="co14" style:family="table-column">
      <style:table-column-properties fo:break-before="auto" style:column-width="3.034cm"/>
    </style:style>
    <style:style style:name="co15" style:family="table-column">
      <style:table-column-properties fo:break-before="auto" style:column-width="3.06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ta1" style:family="table" style:master-page-name="PageStyle_5f_Incolor">
      <style:table-properties table:display="true" style:writing-mode="lr-tb" table:tab-color="#4472c4"/>
    </style:style>
    <style:style style:name="ta2" style:family="table" style:master-page-name="PageStyle_5f_VerdeFume">
      <style:table-properties table:display="true" style:writing-mode="lr-tb" table:tab-color="#70ad47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/>
    <style:style style:name="ce2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Output" style:data-style-name="N13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Output" style:data-style-name="N13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Excel_20_Built-in_20_Calculation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Output" style:data-style-name="N13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Outpu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Output" style:data-style-name="N1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Outpu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f3f3f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none" style:direction="ltr" fo:border-right="0.74pt solid #3f3f3f" style:rotation-angle="0" style:rotation-align="none" style:shrink-to-fit="false" fo:border-top="0.74pt solid #3f3f3f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color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 table:style-name="ce2" office:value-type="string" calcext:value-type="string">
            <text:p>210x10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table:number-columns-repeated="5"/>
          <table:table-cell table:style-name="ce4"/>
          <table:table-cell table:style-name="ce2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210x11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2"/>
          <table:table-cell table:style-name="ce3"/>
          <table:table-cell table:style-name="ce4" table:number-columns-repeated="6"/>
          <table:table-cell table:style-name="ce3"/>
          <table:table-cell table:style-name="ce2"/>
          <table:table-cell table:style-name="ce5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210x12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style-name="ce2"/>
          <table:table-cell table:style-name="ce3"/>
          <table:table-cell table:style-name="ce4" table:number-columns-repeated="6"/>
          <table:table-cell table:style-name="ce3" table:number-columns-repeated="2"/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210x13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65" calcext:value-type="float">
            <text:p>65</text:p>
          </table:table-cell>
          <table:table-cell table:style-name="ce2"/>
          <table:table-cell table:style-name="ce3"/>
          <table:table-cell table:style-name="ce4" table:number-columns-repeated="6"/>
          <table:table-cell table:style-name="ce3" table:number-columns-repeated="2"/>
          <table:table-cell table:style-name="ce7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210x14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70" calcext:value-type="float">
            <text:p>70</text:p>
          </table:table-cell>
          <table:table-cell table:style-name="ce2"/>
          <table:table-cell table:style-name="ce3"/>
          <table:table-cell table:style-name="ce4" table:number-columns-repeated="6"/>
          <table:table-cell table:style-name="ce3" table:number-columns-repeated="2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210x15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75" calcext:value-type="float">
            <text:p>75</text:p>
          </table:table-cell>
          <table:table-cell table:style-name="ce2"/>
          <table:table-cell table:style-name="ce3"/>
          <table:table-cell table:style-name="ce4" table:number-columns-repeated="6"/>
          <table:table-cell table:style-name="ce3" table:number-columns-repeated="2"/>
          <table:table-cell table:style-name="ce7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210x16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2"/>
          <table:table-cell table:style-name="ce3"/>
          <table:table-cell table:style-name="ce4" table:number-columns-repeated="6"/>
          <table:table-cell table:style-name="ce3" table:number-columns-repeated="2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210x17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5" calcext:value-type="float">
            <text:p>85</text:p>
          </table:table-cell>
          <table:table-cell table:style-name="ce2"/>
          <table:table-cell table:style-name="ce3"/>
          <table:table-cell table:style-name="ce4" table:number-columns-repeated="6"/>
          <table:table-cell table:style-name="ce3" table:number-columns-repeated="2"/>
          <table:table-cell table:style-name="ce7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210x18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90" calcext:value-type="float">
            <text:p>90</text:p>
          </table:table-cell>
          <table:table-cell table:style-name="ce2"/>
          <table:table-cell table:style-name="ce3"/>
          <table:table-cell table:style-name="ce4" table:number-columns-repeated="6"/>
          <table:table-cell table:style-name="ce3" table:number-columns-repeated="2"/>
          <table:table-cell table:style-name="ce8"/>
          <table:table-cell table:style-name="ce9"/>
          <table:table-cell table:number-columns-repeated="1008"/>
        </table:table-row>
        <table:table-row table:style-name="ro1">
          <table:table-cell table:style-name="ce2" office:value-type="string" calcext:value-type="string">
            <text:p>210x19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95" calcext:value-type="float">
            <text:p>95</text:p>
          </table:table-cell>
          <table:table-cell table:style-name="ce2"/>
          <table:table-cell table:style-name="ce3"/>
          <table:table-cell table:style-name="ce4" table:number-columns-repeated="6"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210x20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/>
          <table:table-cell table:style-name="ce3"/>
          <table:table-cell table:style-name="ce4" table:number-columns-repeated="6"/>
          <table:table-cell table:style-name="ce3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2"/>
          <table:table-cell table:style-name="ce3"/>
          <table:table-cell table:style-name="ce4" table:number-columns-repeated="6"/>
          <table:table-cell table:style-name="ce3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3"/>
          <table:table-cell table:number-columns-repeated="1010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deFume" table:style-name="ta2">
        <office:forms form:automatic-focus="false" form:apply-design-mode="false"/>
        <table:table-column table:style-name="co1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1008" table:default-cell-style-name="Default"/>
        <table:table-row table:style-name="ro3">
          <table:table-cell table:style-name="ce10" office:value-type="string" calcext:value-type="string" table:number-columns-spanned="13" table:number-rows-spanned="1">
            <text:p>TABELA PORTA DE ABRIR BLINDEX VERDE/FUMÊ</text:p>
          </table:table-cell>
          <table:covered-table-cell table:number-columns-repeated="11" table:style-name="ce11"/>
          <table:covered-table-cell table:style-name="ce12"/>
          <table:table-cell table:style-name="ce2"/>
          <table:table-cell table:number-columns-repeated="1010"/>
        </table:table-row>
        <table:table-row table:style-name="ro3">
          <table:table-cell table:style-name="ce2" office:value-type="string" calcext:value-type="string">
            <text:p>Medida</text:p>
          </table:table-cell>
          <table:table-cell table:style-name="ce2" office:value-type="string" calcext:value-type="string">
            <text:p>Folhas</text:p>
          </table:table-cell>
          <table:table-cell table:style-name="ce2" office:value-type="string" calcext:value-type="string">
            <text:p>Fixo</text:p>
          </table:table-cell>
          <table:table-cell table:style-name="ce2" office:value-type="string" calcext:value-type="string">
            <text:p>Porta</text:p>
          </table:table-cell>
          <table:table-cell table:style-name="ce2" office:value-type="string" calcext:value-type="string">
            <text:p>M²</text:p>
          </table:table-cell>
          <table:table-cell table:style-name="ce2" office:value-type="string" calcext:value-type="string">
            <text:p>Kit</text:p>
          </table:table-cell>
          <table:table-cell table:style-name="ce2" office:value-type="string" calcext:value-type="string">
            <text:p>Custo</text:p>
          </table:table-cell>
          <table:table-cell table:style-name="ce2" office:value-type="string" calcext:value-type="string">
            <text:p>À Vista Din</text:p>
          </table:table-cell>
          <table:table-cell table:style-name="ce2" office:value-type="string" calcext:value-type="string">
            <text:p>À Vista C</text:p>
          </table:table-cell>
          <table:table-cell table:style-name="ce4" office:value-type="string" calcext:value-type="string">
            <text:p>Parc 4x</text:p>
          </table:table-cell>
          <table:table-cell table:style-name="ce2" office:value-type="string" calcext:value-type="string">
            <text:p>Parc 6x</text:p>
          </table:table-cell>
          <table:table-cell table:style-name="ce2" office:value-type="string" calcext:value-type="string">
            <text:p>Parc 10x</text:p>
          </table:table-cell>
          <table:table-cell table:style-name="ce2" office:value-type="string" calcext:value-type="string">
            <text:p>Parc 12x</text:p>
          </table:table-cell>
          <table:table-cell table:style-name="ce2" office:value-type="string" calcext:value-type="string">
            <text:p>Lucro</text:p>
          </table:table-cell>
          <table:table-cell table:style-name="ce5" office:value-type="string" calcext:value-type="string">
            <text:p>Custo M²</text:p>
          </table:table-cell>
          <table:table-cell table:style-name="ce5" office:value-type="string" calcext:value-type="string">
            <text:p>M.D.O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210x10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table:formula="of:=([.C3]+[.D3])*210/10000" office:value-type="float" office:value="2.1" calcext:value-type="float">
            <text:p>2,1</text:p>
          </table:table-cell>
          <table:table-cell table:style-name="ce3" office:value-type="float" office:value="210" calcext:value-type="float">
            <text:p>R$ 210,00</text:p>
          </table:table-cell>
          <table:table-cell table:style-name="ce4" table:formula="of:=([.E3]*[.$O$3])+[.$P$3]+[.F3]" office:value-type="float" office:value="550.5" calcext:value-type="float">
            <text:p>R$550,50</text:p>
          </table:table-cell>
          <table:table-cell table:style-name="ce4" table:formula="of:=([.G3]+([.G3]*[.$P$9]))" office:value-type="float" office:value="825.75" calcext:value-type="float">
            <text:p>R$825,75</text:p>
          </table:table-cell>
          <table:table-cell table:style-name="ce4" table:formula="of:=([.H3]/(1-[.$O$5]))" office:value-type="float" office:value="868.66189774879" calcext:value-type="float">
            <text:p>R$868,66</text:p>
          </table:table-cell>
          <table:table-cell table:style-name="ce4" table:formula="of:=([.H3]/(1-[.$P$5]))" office:value-type="float" office:value="893.959077622605" calcext:value-type="float">
            <text:p>R$893,96</text:p>
          </table:table-cell>
          <table:table-cell table:style-name="ce4" table:formula="of:=([.H3]/(1-[.$O$7]))" office:value-type="float" office:value="909.716866806214" calcext:value-type="float">
            <text:p>R$909,72</text:p>
          </table:table-cell>
          <table:table-cell table:style-name="ce4" table:formula="of:=([.H3]/(1-[.$P$7]))" office:value-type="float" office:value="944.577899794098" calcext:value-type="float">
            <text:p>R$944,58</text:p>
          </table:table-cell>
          <table:table-cell table:style-name="ce3" table:formula="of:=([.H3]/(1-[.$O$9]))" office:value-type="float" office:value="962.636978316624" calcext:value-type="float">
            <text:p>R$ 962,64</text:p>
          </table:table-cell>
          <table:table-cell table:style-name="ce3" table:formula="of:=[.H3]-[.G3]" office:value-type="float" office:value="275.25" calcext:value-type="float">
            <text:p>R$ 275,25</text:p>
          </table:table-cell>
          <table:table-cell table:style-name="ce6" table:formula="of:=['file:///home/toledo/PycharmProjects/xlsxReader/tables/Fornecedores.xlsx'#$Planilha.$H$19]" office:value-type="float" office:value="105" calcext:value-type="float">
            <text:p>R$ 105,00</text:p>
          </table:table-cell>
          <table:table-cell table:style-name="ce6" office:value-type="float" office:value="120" calcext:value-type="float">
            <text:p>R$ 120,00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210x11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2" table:formula="of:=([.C4]+[.D4])*210/10000" office:value-type="float" office:value="2.31" calcext:value-type="float">
            <text:p>2,31</text:p>
          </table:table-cell>
          <table:table-cell table:style-name="ce3" office:value-type="float" office:value="210" calcext:value-type="float">
            <text:p>R$ 210,00</text:p>
          </table:table-cell>
          <table:table-cell table:style-name="ce4" table:formula="of:=([.E4]*[.$O$3])+[.$P$3]+[.F4]" office:value-type="float" office:value="572.55" calcext:value-type="float">
            <text:p>R$572,55</text:p>
          </table:table-cell>
          <table:table-cell table:style-name="ce4" table:formula="of:=([.G4]+([.G4]*[.$P$9]))" office:value-type="float" office:value="858.825" calcext:value-type="float">
            <text:p>R$858,83</text:p>
          </table:table-cell>
          <table:table-cell table:style-name="ce4" table:formula="of:=([.H4]/(1-[.$O$5]))" office:value-type="float" office:value="903.45571218178" calcext:value-type="float">
            <text:p>R$903,46</text:p>
          </table:table-cell>
          <table:table-cell table:style-name="ce4" table:formula="of:=([.H4]/(1-[.$P$5]))" office:value-type="float" office:value="929.766157843456" calcext:value-type="float">
            <text:p>R$929,77</text:p>
          </table:table-cell>
          <table:table-cell table:style-name="ce4" table:formula="of:=([.H4]/(1-[.$O$7]))" office:value-type="float" office:value="946.155117329514" calcext:value-type="float">
            <text:p>R$946,16</text:p>
          </table:table-cell>
          <table:table-cell table:style-name="ce4" table:formula="of:=([.H4]/(1-[.$P$7]))" office:value-type="float" office:value="982.412491420727" calcext:value-type="float">
            <text:p>R$982,41</text:p>
          </table:table-cell>
          <table:table-cell table:style-name="ce3" table:formula="of:=([.H4]/(1-[.$O$9]))" office:value-type="float" office:value="1001.19491723012" calcext:value-type="float">
            <text:p>R$ 1.001,19</text:p>
          </table:table-cell>
          <table:table-cell table:style-name="ce3" table:formula="of:=[.H4]-[.G4]" office:value-type="float" office:value="286.275" calcext:value-type="float">
            <text:p>R$ 286,28</text:p>
          </table:table-cell>
          <table:table-cell table:style-name="ce7" office:value-type="string" calcext:value-type="string">
            <text:p>Tx 1x</text:p>
          </table:table-cell>
          <table:table-cell table:style-name="ce7" office:value-type="string" calcext:value-type="string">
            <text:p>Tx 4x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210x12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style-name="ce2" table:formula="of:=([.C5]+[.D5])*210/10000" office:value-type="float" office:value="2.52" calcext:value-type="float">
            <text:p>2,52</text:p>
          </table:table-cell>
          <table:table-cell table:style-name="ce3" office:value-type="float" office:value="210" calcext:value-type="float">
            <text:p>R$ 210,00</text:p>
          </table:table-cell>
          <table:table-cell table:style-name="ce4" table:formula="of:=([.E5]*[.$O$3])+[.$P$3]+[.F5]" office:value-type="float" office:value="594.6" calcext:value-type="float">
            <text:p>R$594,60</text:p>
          </table:table-cell>
          <table:table-cell table:style-name="ce4" table:formula="of:=([.G5]+([.G5]*[.$P$9]))" office:value-type="float" office:value="891.9" calcext:value-type="float">
            <text:p>R$891,90</text:p>
          </table:table-cell>
          <table:table-cell table:style-name="ce4" table:formula="of:=([.H5]/(1-[.$O$5]))" office:value-type="float" office:value="938.24952661477" calcext:value-type="float">
            <text:p>R$938,25</text:p>
          </table:table-cell>
          <table:table-cell table:style-name="ce4" table:formula="of:=([.H5]/(1-[.$P$5]))" office:value-type="float" office:value="965.573238064307" calcext:value-type="float">
            <text:p>R$965,57</text:p>
          </table:table-cell>
          <table:table-cell table:style-name="ce4" table:formula="of:=([.H5]/(1-[.$O$7]))" office:value-type="float" office:value="982.593367852815" calcext:value-type="float">
            <text:p>R$982,59</text:p>
          </table:table-cell>
          <table:table-cell table:style-name="ce4" table:formula="of:=([.H5]/(1-[.$P$7]))" office:value-type="float" office:value="1020.24708304736" calcext:value-type="float">
            <text:p>R$1.020,25</text:p>
          </table:table-cell>
          <table:table-cell table:style-name="ce3" table:formula="of:=([.H5]/(1-[.$O$9]))" office:value-type="float" office:value="1039.75285614362" calcext:value-type="float">
            <text:p>R$ 1.039,75</text:p>
          </table:table-cell>
          <table:table-cell table:style-name="ce3" table:formula="of:=[.H5]-[.G5]" office:value-type="float" office:value="297.3" calcext:value-type="float">
            <text:p>R$ 297,30</text:p>
          </table:table-cell>
          <table:table-cell table:style-name="ce8" office:value-type="percentage" office:value="0.0494" calcext:value-type="percentage">
            <text:p>4,94%</text:p>
          </table:table-cell>
          <table:table-cell table:style-name="ce8" office:value-type="percentage" office:value="0.0763" calcext:value-type="percentage">
            <text:p>7,63%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210x13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65" calcext:value-type="float">
            <text:p>65</text:p>
          </table:table-cell>
          <table:table-cell table:style-name="ce2" table:formula="of:=([.C6]+[.D6])*210/10000" office:value-type="float" office:value="2.73" calcext:value-type="float">
            <text:p>2,73</text:p>
          </table:table-cell>
          <table:table-cell table:style-name="ce3" office:value-type="float" office:value="210" calcext:value-type="float">
            <text:p>R$ 210,00</text:p>
          </table:table-cell>
          <table:table-cell table:style-name="ce4" table:formula="of:=([.E6]*[.$O$3])+[.$P$3]+[.F6]" office:value-type="float" office:value="616.65" calcext:value-type="float">
            <text:p>R$616,65</text:p>
          </table:table-cell>
          <table:table-cell table:style-name="ce4" table:formula="of:=([.G6]+([.G6]*[.$P$9]))" office:value-type="float" office:value="924.975" calcext:value-type="float">
            <text:p>R$924,98</text:p>
          </table:table-cell>
          <table:table-cell table:style-name="ce4" table:formula="of:=([.H6]/(1-[.$O$5]))" office:value-type="float" office:value="973.043341047759" calcext:value-type="float">
            <text:p>R$973,04</text:p>
          </table:table-cell>
          <table:table-cell table:style-name="ce4" table:formula="of:=([.H6]/(1-[.$P$5]))" office:value-type="float" office:value="1001.38031828516" calcext:value-type="float">
            <text:p>R$1.001,38</text:p>
          </table:table-cell>
          <table:table-cell table:style-name="ce4" table:formula="of:=([.H6]/(1-[.$O$7]))" office:value-type="float" office:value="1019.03161837612" calcext:value-type="float">
            <text:p>R$1.019,03</text:p>
          </table:table-cell>
          <table:table-cell table:style-name="ce4" table:formula="of:=([.H6]/(1-[.$P$7]))" office:value-type="float" office:value="1058.08167467399" calcext:value-type="float">
            <text:p>R$1.058,08</text:p>
          </table:table-cell>
          <table:table-cell table:style-name="ce3" table:formula="of:=([.H6]/(1-[.$O$9]))" office:value-type="float" office:value="1078.31079505712" calcext:value-type="float">
            <text:p>R$ 1.078,31</text:p>
          </table:table-cell>
          <table:table-cell table:style-name="ce3" table:formula="of:=[.H6]-[.G6]" office:value-type="float" office:value="308.325" calcext:value-type="float">
            <text:p>R$ 308,33</text:p>
          </table:table-cell>
          <table:table-cell table:style-name="ce7" office:value-type="string" calcext:value-type="string">
            <text:p>Tx 6x</text:p>
          </table:table-cell>
          <table:table-cell table:style-name="ce7" office:value-type="string" calcext:value-type="string">
            <text:p>Tx 10x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210x14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70" calcext:value-type="float">
            <text:p>70</text:p>
          </table:table-cell>
          <table:table-cell table:style-name="ce2" table:formula="of:=([.C7]+[.D7])*210/10000" office:value-type="float" office:value="2.94" calcext:value-type="float">
            <text:p>2,94</text:p>
          </table:table-cell>
          <table:table-cell table:style-name="ce3" office:value-type="float" office:value="210" calcext:value-type="float">
            <text:p>R$ 210,00</text:p>
          </table:table-cell>
          <table:table-cell table:style-name="ce4" table:formula="of:=([.E7]*[.$O$3])+[.$P$3]+[.F7]" office:value-type="float" office:value="638.7" calcext:value-type="float">
            <text:p>R$638,70</text:p>
          </table:table-cell>
          <table:table-cell table:style-name="ce4" table:formula="of:=([.G7]+([.G7]*[.$P$9]))" office:value-type="float" office:value="958.05" calcext:value-type="float">
            <text:p>R$958,05</text:p>
          </table:table-cell>
          <table:table-cell table:style-name="ce4" table:formula="of:=([.H7]/(1-[.$O$5]))" office:value-type="float" office:value="1007.83715548075" calcext:value-type="float">
            <text:p>R$1.007,84</text:p>
          </table:table-cell>
          <table:table-cell table:style-name="ce4" table:formula="of:=([.H7]/(1-[.$P$5]))" office:value-type="float" office:value="1037.18739850601" calcext:value-type="float">
            <text:p>R$1.037,19</text:p>
          </table:table-cell>
          <table:table-cell table:style-name="ce4" table:formula="of:=([.H7]/(1-[.$O$7]))" office:value-type="float" office:value="1055.46986889942" calcext:value-type="float">
            <text:p>R$1.055,47</text:p>
          </table:table-cell>
          <table:table-cell table:style-name="ce4" table:formula="of:=([.H7]/(1-[.$P$7]))" office:value-type="float" office:value="1095.91626630062" calcext:value-type="float">
            <text:p>R$1.095,92</text:p>
          </table:table-cell>
          <table:table-cell table:style-name="ce3" table:formula="of:=([.H7]/(1-[.$O$9]))" office:value-type="float" office:value="1116.86873397062" calcext:value-type="float">
            <text:p>R$ 1.116,87</text:p>
          </table:table-cell>
          <table:table-cell table:style-name="ce3" table:formula="of:=[.H7]-[.G7]" office:value-type="float" office:value="319.35" calcext:value-type="float">
            <text:p>R$ 319,35</text:p>
          </table:table-cell>
          <table:table-cell table:style-name="ce8" office:value-type="percentage" office:value="0.0923" calcext:value-type="percentage">
            <text:p>9,23%</text:p>
          </table:table-cell>
          <table:table-cell table:style-name="ce8" office:value-type="percentage" office:value="0.1258" calcext:value-type="percentage">
            <text:p>12,58%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210x15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75" calcext:value-type="float">
            <text:p>75</text:p>
          </table:table-cell>
          <table:table-cell table:style-name="ce2" table:formula="of:=([.C8]+[.D8])*210/10000" office:value-type="float" office:value="3.15" calcext:value-type="float">
            <text:p>3,15</text:p>
          </table:table-cell>
          <table:table-cell table:style-name="ce3" office:value-type="float" office:value="210" calcext:value-type="float">
            <text:p>R$ 210,00</text:p>
          </table:table-cell>
          <table:table-cell table:style-name="ce4" table:formula="of:=([.E8]*[.$O$3])+[.$P$3]+[.F8]" office:value-type="float" office:value="660.75" calcext:value-type="float">
            <text:p>R$660,75</text:p>
          </table:table-cell>
          <table:table-cell table:style-name="ce4" table:formula="of:=([.G8]+([.G8]*[.$P$9]))" office:value-type="float" office:value="991.125" calcext:value-type="float">
            <text:p>R$991,13</text:p>
          </table:table-cell>
          <table:table-cell table:style-name="ce4" table:formula="of:=([.H8]/(1-[.$O$5]))" office:value-type="float" office:value="1042.63096991374" calcext:value-type="float">
            <text:p>R$1.042,63</text:p>
          </table:table-cell>
          <table:table-cell table:style-name="ce4" table:formula="of:=([.H8]/(1-[.$P$5]))" office:value-type="float" office:value="1072.99447872686" calcext:value-type="float">
            <text:p>R$1.072,99</text:p>
          </table:table-cell>
          <table:table-cell table:style-name="ce4" table:formula="of:=([.H8]/(1-[.$O$7]))" office:value-type="float" office:value="1091.90811942272" calcext:value-type="float">
            <text:p>R$1.091,91</text:p>
          </table:table-cell>
          <table:table-cell table:style-name="ce4" table:formula="of:=([.H8]/(1-[.$P$7]))" office:value-type="float" office:value="1133.75085792725" calcext:value-type="float">
            <text:p>R$1.133,75</text:p>
          </table:table-cell>
          <table:table-cell table:style-name="ce3" table:formula="of:=([.H8]/(1-[.$O$9]))" office:value-type="float" office:value="1155.42667288412" calcext:value-type="float">
            <text:p>R$ 1.155,43</text:p>
          </table:table-cell>
          <table:table-cell table:style-name="ce3" table:formula="of:=[.H8]-[.G8]" office:value-type="float" office:value="330.375" calcext:value-type="float">
            <text:p>R$ 330,38</text:p>
          </table:table-cell>
          <table:table-cell table:style-name="ce7" office:value-type="string" calcext:value-type="string">
            <text:p>Tx 12x</text:p>
          </table:table-cell>
          <table:table-cell table:style-name="ce7" office:value-type="string" calcext:value-type="string">
            <text:p>Ganho %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210x16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2" table:formula="of:=([.C9]+[.D9])*210/10000" office:value-type="float" office:value="3.36" calcext:value-type="float">
            <text:p>3,36</text:p>
          </table:table-cell>
          <table:table-cell table:style-name="ce3" office:value-type="float" office:value="210" calcext:value-type="float">
            <text:p>R$ 210,00</text:p>
          </table:table-cell>
          <table:table-cell table:style-name="ce4" table:formula="of:=([.E9]*[.$O$3])+[.$P$3]+[.F9]" office:value-type="float" office:value="682.8" calcext:value-type="float">
            <text:p>R$682,80</text:p>
          </table:table-cell>
          <table:table-cell table:style-name="ce4" table:formula="of:=([.G9]+([.G9]*[.$P$9]))" office:value-type="float" office:value="1024.2" calcext:value-type="float">
            <text:p>R$1.024,20</text:p>
          </table:table-cell>
          <table:table-cell table:style-name="ce4" table:formula="of:=([.H9]/(1-[.$O$5]))" office:value-type="float" office:value="1077.42478434673" calcext:value-type="float">
            <text:p>R$1.077,42</text:p>
          </table:table-cell>
          <table:table-cell table:style-name="ce4" table:formula="of:=([.H9]/(1-[.$P$5]))" office:value-type="float" office:value="1108.80155894771" calcext:value-type="float">
            <text:p>R$1.108,80</text:p>
          </table:table-cell>
          <table:table-cell table:style-name="ce4" table:formula="of:=([.H9]/(1-[.$O$7]))" office:value-type="float" office:value="1128.34636994602" calcext:value-type="float">
            <text:p>R$1.128,35</text:p>
          </table:table-cell>
          <table:table-cell table:style-name="ce4" table:formula="of:=([.H9]/(1-[.$P$7]))" office:value-type="float" office:value="1171.58544955388" calcext:value-type="float">
            <text:p>R$1.171,59</text:p>
          </table:table-cell>
          <table:table-cell table:style-name="ce3" table:formula="of:=([.H9]/(1-[.$O$9]))" office:value-type="float" office:value="1193.98461179762" calcext:value-type="float">
            <text:p>R$ 1.193,98</text:p>
          </table:table-cell>
          <table:table-cell table:style-name="ce3" table:formula="of:=[.H9]-[.G9]" office:value-type="float" office:value="341.4" calcext:value-type="float">
            <text:p>R$ 341,40</text:p>
          </table:table-cell>
          <table:table-cell table:style-name="ce8" office:value-type="percentage" office:value="0.1422" calcext:value-type="percentage">
            <text:p>14,22%</text:p>
          </table:table-cell>
          <table:table-cell table:style-name="ce9" office:value-type="percentage" office:value="0.5" calcext:value-type="percentage">
            <text:p>50%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210x17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5" calcext:value-type="float">
            <text:p>85</text:p>
          </table:table-cell>
          <table:table-cell table:style-name="ce2" table:formula="of:=([.C10]+[.D10])*210/10000" office:value-type="float" office:value="3.57" calcext:value-type="float">
            <text:p>3,57</text:p>
          </table:table-cell>
          <table:table-cell table:style-name="ce3" office:value-type="float" office:value="210" calcext:value-type="float">
            <text:p>R$ 210,00</text:p>
          </table:table-cell>
          <table:table-cell table:style-name="ce4" table:formula="of:=([.E10]*[.$O$3])+[.$P$3]+[.F10]" office:value-type="float" office:value="704.85" calcext:value-type="float">
            <text:p>R$704,85</text:p>
          </table:table-cell>
          <table:table-cell table:style-name="ce4" table:formula="of:=([.G10]+([.G10]*[.$P$9]))" office:value-type="float" office:value="1057.275" calcext:value-type="float">
            <text:p>R$1.057,28</text:p>
          </table:table-cell>
          <table:table-cell table:style-name="ce4" table:formula="of:=([.H10]/(1-[.$O$5]))" office:value-type="float" office:value="1112.21859877972" calcext:value-type="float">
            <text:p>R$1.112,22</text:p>
          </table:table-cell>
          <table:table-cell table:style-name="ce4" table:formula="of:=([.H10]/(1-[.$P$5]))" office:value-type="float" office:value="1144.60863916856" calcext:value-type="float">
            <text:p>R$1.144,61</text:p>
          </table:table-cell>
          <table:table-cell table:style-name="ce4" table:formula="of:=([.H10]/(1-[.$O$7]))" office:value-type="float" office:value="1164.78462046932" calcext:value-type="float">
            <text:p>R$1.164,78</text:p>
          </table:table-cell>
          <table:table-cell table:style-name="ce4" table:formula="of:=([.H10]/(1-[.$P$7]))" office:value-type="float" office:value="1209.42004118051" calcext:value-type="float">
            <text:p>R$1.209,42</text:p>
          </table:table-cell>
          <table:table-cell table:style-name="ce3" table:formula="of:=([.H10]/(1-[.$O$9]))" office:value-type="float" office:value="1232.54255071112" calcext:value-type="float">
            <text:p>R$ 1.232,54</text:p>
          </table:table-cell>
          <table:table-cell table:style-name="ce3" table:formula="of:=[.H10]-[.G10]" office:value-type="float" office:value="352.425" calcext:value-type="float">
            <text:p>R$ 352,43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210x18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90" calcext:value-type="float">
            <text:p>90</text:p>
          </table:table-cell>
          <table:table-cell table:style-name="ce2" table:formula="of:=([.C11]+[.D11])*210/10000" office:value-type="float" office:value="3.78" calcext:value-type="float">
            <text:p>3,78</text:p>
          </table:table-cell>
          <table:table-cell table:style-name="ce3" office:value-type="float" office:value="210" calcext:value-type="float">
            <text:p>R$ 210,00</text:p>
          </table:table-cell>
          <table:table-cell table:style-name="ce4" table:formula="of:=([.E11]*[.$O$3])+[.$P$3]+[.F11]" office:value-type="float" office:value="726.9" calcext:value-type="float">
            <text:p>R$726,90</text:p>
          </table:table-cell>
          <table:table-cell table:style-name="ce4" table:formula="of:=([.G11]+([.G11]*[.$P$9]))" office:value-type="float" office:value="1090.35" calcext:value-type="float">
            <text:p>R$1.090,35</text:p>
          </table:table-cell>
          <table:table-cell table:style-name="ce4" table:formula="of:=([.H11]/(1-[.$O$5]))" office:value-type="float" office:value="1147.01241321271" calcext:value-type="float">
            <text:p>R$1.147,01</text:p>
          </table:table-cell>
          <table:table-cell table:style-name="ce4" table:formula="of:=([.H11]/(1-[.$P$5]))" office:value-type="float" office:value="1180.41571938941" calcext:value-type="float">
            <text:p>R$1.180,42</text:p>
          </table:table-cell>
          <table:table-cell table:style-name="ce4" table:formula="of:=([.H11]/(1-[.$O$7]))" office:value-type="float" office:value="1201.22287099262" calcext:value-type="float">
            <text:p>R$1.201,22</text:p>
          </table:table-cell>
          <table:table-cell table:style-name="ce4" table:formula="of:=([.H11]/(1-[.$P$7]))" office:value-type="float" office:value="1247.25463280714" calcext:value-type="float">
            <text:p>R$1.247,25</text:p>
          </table:table-cell>
          <table:table-cell table:style-name="ce3" table:formula="of:=([.H11]/(1-[.$O$9]))" office:value-type="float" office:value="1271.10048962462" calcext:value-type="float">
            <text:p>R$ 1.271,10</text:p>
          </table:table-cell>
          <table:table-cell table:style-name="ce3" table:formula="of:=[.H11]-[.G11]" office:value-type="float" office:value="363.45" calcext:value-type="float">
            <text:p>R$ 363,45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210x19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95" calcext:value-type="float">
            <text:p>95</text:p>
          </table:table-cell>
          <table:table-cell table:style-name="ce2" table:formula="of:=([.C12]+[.D12])*210/10000" office:value-type="float" office:value="3.99" calcext:value-type="float">
            <text:p>3,99</text:p>
          </table:table-cell>
          <table:table-cell table:style-name="ce3" office:value-type="float" office:value="211" calcext:value-type="float">
            <text:p>R$ 211,00</text:p>
          </table:table-cell>
          <table:table-cell table:style-name="ce4" table:formula="of:=([.E12]*[.$O$3])+[.$P$3]+[.F12]" office:value-type="float" office:value="749.95" calcext:value-type="float">
            <text:p>R$749,95</text:p>
          </table:table-cell>
          <table:table-cell table:style-name="ce4" table:formula="of:=([.G12]+([.G12]*[.$P$9]))" office:value-type="float" office:value="1124.925" calcext:value-type="float">
            <text:p>R$1.124,93</text:p>
          </table:table-cell>
          <table:table-cell table:style-name="ce4" table:formula="of:=([.H12]/(1-[.$O$5]))" office:value-type="float" office:value="1183.38417841363" calcext:value-type="float">
            <text:p>R$1.183,38</text:p>
          </table:table-cell>
          <table:table-cell table:style-name="ce4" table:formula="of:=([.H12]/(1-[.$P$5]))" office:value-type="float" office:value="1217.84670347515" calcext:value-type="float">
            <text:p>R$1.217,85</text:p>
          </table:table-cell>
          <table:table-cell table:style-name="ce4" table:formula="of:=([.H12]/(1-[.$O$7]))" office:value-type="float" office:value="1239.31364988432" calcext:value-type="float">
            <text:p>R$1.239,31</text:p>
          </table:table-cell>
          <table:table-cell table:style-name="ce4" table:formula="of:=([.H12]/(1-[.$P$7]))" office:value-type="float" office:value="1286.80507892931" calcext:value-type="float">
            <text:p>R$1.286,81</text:p>
          </table:table-cell>
          <table:table-cell table:style-name="ce3" table:formula="of:=([.H12]/(1-[.$O$9]))" office:value-type="float" office:value="1311.40708789928" calcext:value-type="float">
            <text:p>R$ 1.311,41</text:p>
          </table:table-cell>
          <table:table-cell table:style-name="ce3" table:formula="of:=[.H12]-[.G12]" office:value-type="float" office:value="374.975" calcext:value-type="float">
            <text:p>R$ 374,98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210x20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table:formula="of:=([.C13]+[.D13])*210/10000" office:value-type="float" office:value="4.2" calcext:value-type="float">
            <text:p>4,2</text:p>
          </table:table-cell>
          <table:table-cell table:style-name="ce3" office:value-type="float" office:value="212" calcext:value-type="float">
            <text:p>R$ 212,00</text:p>
          </table:table-cell>
          <table:table-cell table:style-name="ce4" table:formula="of:=([.E13]*[.$O$3])+[.$P$3]+[.F13]" office:value-type="float" office:value="773" calcext:value-type="float">
            <text:p>R$773,00</text:p>
          </table:table-cell>
          <table:table-cell table:style-name="ce4" table:formula="of:=([.G13]+([.G13]*[.$P$9]))" office:value-type="float" office:value="1159.5" calcext:value-type="float">
            <text:p>R$1.159,50</text:p>
          </table:table-cell>
          <table:table-cell table:style-name="ce4" table:formula="of:=([.H13]/(1-[.$O$5]))" office:value-type="float" office:value="1219.75594361456" calcext:value-type="float">
            <text:p>R$1.219,76</text:p>
          </table:table-cell>
          <table:table-cell table:style-name="ce4" table:formula="of:=([.H13]/(1-[.$P$5]))" office:value-type="float" office:value="1255.2776875609" calcext:value-type="float">
            <text:p>R$1.255,28</text:p>
          </table:table-cell>
          <table:table-cell table:style-name="ce4" table:formula="of:=([.H13]/(1-[.$O$7]))" office:value-type="float" office:value="1277.40442877603" calcext:value-type="float">
            <text:p>R$1.277,40</text:p>
          </table:table-cell>
          <table:table-cell table:style-name="ce4" table:formula="of:=([.H13]/(1-[.$P$7]))" office:value-type="float" office:value="1326.35552505148" calcext:value-type="float">
            <text:p>R$1.326,36</text:p>
          </table:table-cell>
          <table:table-cell table:style-name="ce3" table:formula="of:=([.H13]/(1-[.$O$9]))" office:value-type="float" office:value="1351.71368617393" calcext:value-type="float">
            <text:p>R$ 1.351,71</text:p>
          </table:table-cell>
          <table:table-cell table:style-name="ce3" table:formula="of:=[.H13]-[.G13]" office:value-type="float" office:value="386.5" calcext:value-type="float">
            <text:p>R$ 386,50</text:p>
          </table:table-cell>
          <table:table-cell table:number-columns-repeated="101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1">
      <number:text>R$ </number:text>
      <number:number number:decimal-places="2" number:min-decimal-places="2" number:min-integer-digits="1" number:grouping="true"/>
    </number:number-style>
    <number:number-style style:name="N130">
      <number:text>R$</number:text>
      <number:number number:decimal-places="2" number:min-decimal-places="2" number:min-integer-digits="1" number:grouping="true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color" style:display-name="PageStyle_Incol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rdeFume" style:display-name="PageStyle_VerdeFum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t</meta:initial-creator>
    <meta:creation-date>2019-06-17T23:46:15</meta:creation-date>
    <dc:date>2022-05-31T13:45:56.452284807</dc:date>
    <meta:generator>LibreOffice/7.3.3.2$Linux_X86_64 LibreOffice_project/4985bca6212b77bf8c7a86bceeb2084ec86f4b6b</meta:generator>
    <meta:editing-duration>PT1M10S</meta:editing-duration>
    <meta:editing-cycles>1</meta:editing-cycles>
    <meta:document-statistic meta:table-count="2" meta:cell-count="229" meta:object-count="0"/>
    <meta:user-defined meta:name="AppVersion">16.0300</meta:user-defined>
  </office:meta>
</office:document-meta>
</file>